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Admission management system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1.database wire frame preparation</text:p>
          </table:table-cell>
          <table:table-cell office:value-type="date" office:date-value="2019-05-04" calcext:value-type="date">
            <text:p>04/05/19</text:p>
          </table:table-cell>
        </table:table-row>
        <table:table-row table:style-name="ro1">
          <table:table-cell office:value-type="string" calcext:value-type="string">
            <text:p>2.database script preparation</text:p>
          </table:table-cell>
          <table:table-cell office:value-type="date" office:date-value="2019-05-06" calcext:value-type="date">
            <text:p>06/05/19</text:p>
          </table:table-cell>
        </table:table-row>
        <table:table-row table:style-name="ro1">
          <table:table-cell office:value-type="string" calcext:value-type="string">
            <text:p>3.database review exception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4.Abstract document preparation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5.project baseline set up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2">
          <table:table-cell office:value-type="string" calcext:value-type="string">
            <text:p>6.project – maven integration with dependencies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7.project – identify the business objects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8.project – display menu items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9.Adding – column modules 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<text:s text:c="3"/>---- login servlet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<text:s text:c="3"/>---- payment serv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1">
          <table:table-cell office:value-type="string" calcext:value-type="string">
            <text:p><text:s text:c="3"/>---- utilities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10.project – validation implementation(ui layer)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11.project – dao implementation <text:s/>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1">
          <table:table-cell office:value-type="string" calcext:value-type="string">
            <text:p>12.servlet/implementation controller </text:p>
          </table:table-cell>
          <table:table-cell office:value-type="date" office:date-value="2019-05-09" calcext:value-type="date">
            <text:p>09/05/19</text:p>
          </table:table-cell>
        </table:table-row>
        <table:table-row table:style-name="ro1">
          <table:table-cell office:value-type="string" calcext:value-type="string">
            <text:p>13.service/business implementation </text:p>
          </table:table-cell>
          <table:table-cell office:value-type="date" office:date-value="2019-05-09" calcext:value-type="date">
            <text:p>09/05/19</text:p>
          </table:table-cell>
        </table:table-row>
        <table:table-row table:style-name="ro1">
          <table:table-cell office:value-type="string" calcext:value-type="string">
            <text:p>14.feature wise -&gt; DAO implementation </text:p>
          </table:table-cell>
          <table:table-cell office:value-type="date" office:date-value="2019-05-10" calcext:value-type="date">
            <text:p>10/05/19</text:p>
          </table:table-cell>
        </table:table-row>
        <table:table-row table:style-name="ro1">
          <table:table-cell office:value-type="string" calcext:value-type="string">
            <text:p>15.utilities common functionality implementation </text:p>
          </table:table-cell>
          <table:table-cell office:value-type="date" office:date-value="2019-05-10" calcext:value-type="date">
            <text:p>10/05/19</text:p>
          </table:table-cell>
        </table:table-row>
        <table:table-row table:style-name="ro2">
          <table:table-cell office:value-type="string" calcext:value-type="string">
            <text:p>16.Javascript session part – 1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7.project updates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8.Agile introduction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9.one to one discussion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table:style-name="ce2" office:value-type="string" calcext:value-type="string">
            <text:p>20.SQL Batch Update- Sample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1.Junit Session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2.Log4j session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3.Utilities – External Utility API (String Utils, File Utils)</text:p>
          </table:table-cell>
          <table:table-cell table:style-name="ce5" office:value-type="date" office:date-value="2019-05-16" calcext:value-type="date">
            <text:p>16/05/19</text:p>
          </table:table-cell>
        </table:table-row>
        <table:table-row table:style-name="ro1">
          <table:table-cell table:style-name="ce2" office:value-type="string" calcext:value-type="string">
            <text:p>24.Convert Dynamic web -&gt; Maven Project</text:p>
          </table:table-cell>
          <table:table-cell table:style-name="ce5" office:value-type="date" office:date-value="2019-05-16" calcext:value-type="date">
            <text:p>16/05/19</text:p>
          </table:table-cell>
        </table:table-row>
        <table:table-row table:style-name="ro1">
          <table:table-cell office:value-type="string" calcext:value-type="string">
            <text:p>25.Javascript <text:s/>---page redirect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<text:s text:c="20"/>---dialog boxes <text:s/>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<text:s text:c="20"/>---html dom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<text:s text:c="20"/>----validations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6.one to one discussion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27.project demo 2<text:span text:style-name="T1">nd</text:span> review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8.assessment L2 &amp; L3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9.scenario based questions - discussion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30.Jquery/ Js ajax (diff)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2">
          <table:table-cell office:value-type="string" calcext:value-type="string">
            <text:p>31.JDBC / gc/ arrays 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1">
          <table:table-cell office:value-type="string" calcext:value-type="string">
            <text:p>32.web application configuration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1">
          <table:table-cell office:value-type="string" calcext:value-type="string">
            <text:p>33.Abstract document - Reviewed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4.Demo Project Review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5.Naming convention / coding standards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6.defined exceptions / joins / sub query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2">
          <table:table-cell office:value-type="string" calcext:value-type="string">
            <text:p>37.UI – validations / alignments / css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8.Final Project review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9.Demo to client</text:p>
          </table:table-cell>
          <table:table-cell table:style-name="Default"/>
        </table:table-row>
        <table:table-row table:style-name="ro2">
          <table:table-cell office:value-type="string" calcext:value-type="string">
            <text:p>40.share source code / DB scipts – git repository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136820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42:27.591000000</meta:creation-date>
    <dc:date>2019-05-24T14:03:07.389000000</dc:date>
    <meta:editing-duration>PT10M15S</meta:editing-duration>
    <meta:editing-cycles>18</meta:editing-cycles>
    <meta:generator>LibreOffice/4.1.3.2$Windows_x86 LibreOffice_project/70feb7d99726f064edab4605a8ab840c50ec57a</meta:generator>
    <meta:document-statistic meta:table-count="1" meta:cell-count="92" meta:object-count="0"/>
  </office:meta>
</office:document-meta>
</file>